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3" style:parent-style-name="ListParagraph" style:list-style-name="LFO1" style:family="paragraph">
      <style:paragraph-properties fo:line-height="150%"/>
    </style:style>
    <style:style style:name="T4" style:parent-style-name="DefaultParagraphFont" style:family="text">
      <style:text-properties style:font-name="Times New Roman" fo:color="#343541" fo:font-size="12pt" style:font-size-asian="12pt" style:font-size-complex="12pt"/>
    </style:style>
    <style:style style:name="T5" style:parent-style-name="DefaultParagraphFont" style:family="text">
      <style:text-properties style:font-name="Segoe UI" style:font-name-complex="Segoe UI" fo:color="#343541" fo:font-size="12pt" style:font-size-asian="12pt" style:font-size-complex="12pt"/>
    </style:style>
    <style:style style:name="T6" style:parent-style-name="DefaultParagraphFont" style:family="text">
      <style:text-properties style:font-name="Segoe UI" style:font-name-complex="Segoe UI" fo:color="#343541"/>
    </style:style>
    <style:style style:name="P7" style:parent-style-name="ListParagraph" style:list-style-name="LFO1" style:family="paragraph">
      <style:paragraph-properties fo:line-height="150%"/>
    </style:style>
    <style:style style:name="T8" style:parent-style-name="DefaultParagraphFont" style:family="text">
      <style:text-properties style:font-name="Segoe UI" style:font-name-complex="Segoe UI" fo:color="#343541"/>
    </style:style>
    <style:style style:name="P9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10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11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12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13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14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15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16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17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18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19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0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21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2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3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4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5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6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7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8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29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30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31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32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33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34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35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36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37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38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39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0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1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2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3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4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5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6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7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48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49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0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1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2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3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4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5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6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7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58" style:parent-style-name="Normal" style:list-style-name="LFO7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59" style:parent-style-name="Normal" style:list-style-name="LFO7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0" style:parent-style-name="Normal" style:list-style-name="LFO7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1" style:parent-style-name="Normal" style:list-style-name="LFO7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2" style:parent-style-name="Normal" style:list-style-name="LFO7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3" style:parent-style-name="Normal" style:list-style-name="LFO7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4" style:parent-style-name="Normal" style:list-style-name="LFO7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5" style:parent-style-name="Normal" style:list-style-name="LFO7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6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  <style:style style:name="P67" style:parent-style-name="Normal" style:list-style-name="LFO8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8" style:parent-style-name="Normal" style:list-style-name="LFO8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69" style:parent-style-name="Normal" style:list-style-name="LFO8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70" style:parent-style-name="Normal" style:list-style-name="LFO8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71" style:parent-style-name="Normal" style:list-style-name="LFO8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72" style:parent-style-name="Normal" style:list-style-name="LFO8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73" style:parent-style-name="Normal" style:list-style-name="LFO8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74" style:parent-style-name="Normal" style:list-style-name="LFO8" style:family="paragraph">
      <style:paragraph-properties fo:border="0.0034in solid #D9D9E3" fo:padding-top="0in" fo:padding-left="0.0694in" fo:padding-bottom="0in" fo:padding-right="0in" style:shadow="none" fo:margin-bottom="0in" fo:line-height="100%" fo:background-color="#F7F7F8"/>
      <style:text-properties style:font-name="Segoe UI" style:font-name-asian="Times New Roman" style:font-name-complex="Segoe UI" fo:color="#374151" fo:font-size="12pt" style:font-size-asian="12pt" style:font-size-complex="12pt" fo:language="en" fo:country="AU" style:language-asian="en" style:country-asian="AU"/>
    </style:style>
    <style:style style:name="P75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 fo:language="en" fo:country="AU"/>
    </style:style>
  </office:automatic-styles>
  <office:body>
    <office:text text:use-soft-page-breaks="true">
      <text:p text:style-name="P1">THE HR DATABASE AND SQL SOLUTIONS TO HR MANANGER<text:s/></text:p>
      <text:p text:style-name="P2"/>
      <text:list text:style-name="LFO1" text:continue-numbering="true">
        <text:list-item>
          <text:p text:style-name="P3"><text:span text:style-name="T4">I want you to act as a data analyst with database from a the HR of a company. the database contains employees and office table. the employee table contains columns like id , name ,job title ,salary,reports, office id . the office table contains columns like office id , city , state , address</text:span><text:span text:style-name="T5"><text:s/></text:span><text:span text:style-name="T6">.</text:span></text:p>
        </text:list-item>
        <text:list-item>
          <text:p text:style-name="P7"><text:span text:style-name="T8">I want you to act as the hr manager and request some queries from the data analyst with such database</text:span></text:p>
        </text:list-item>
      </text:list>
      <text:p text:style-name="P9"/>
      <text:p text:style-name="P10"/>
      <text:p text:style-name="P11">HR MANAGER QUERIES TO THE DATA ANALYST<text:s/></text:p>
      <text:list text:style-name="LFO2" text:continue-numbering="true">
        <text:list-item>
          <text:p text:style-name="P12">How many employees does the company have in total?</text:p>
        </text:list-item>
        <text:list-item>
          <text:p text:style-name="P13">What is the average salary for employees in each job title?</text:p>
        </text:list-item>
        <text:list-item>
          <text:p text:style-name="P14">How many employees report to each manager (i.e., what is the size of each team)?</text:p>
        </text:list-item>
        <text:list-item>
          <text:p text:style-name="P15">What is the total salary budget for each team?</text:p>
        </text:list-item>
        <text:list-item>
          <text:p text:style-name="P16">Which office has the most employees?</text:p>
        </text:list-item>
        <text:list-item>
          <text:p text:style-name="P17">Which office has the highest average salary?</text:p>
        </text:list-item>
        <text:list-item>
          <text:p text:style-name="P18">Which employees have the highest salary?</text:p>
        </text:list-item>
        <text:list-item>
          <text:p text:style-name="P19">Are there any employees who are not assigned to an office?</text:p>
        </text:list-item>
      </text:list>
      <text:p text:style-name="P20"/>
      <text:list text:style-name="LFO3" text:continue-numbering="true">
        <text:list-item>
          <text:p text:style-name="P21">How many employees are there in each job title?</text:p>
        </text:list-item>
        <text:list-item>
          <text:p text:style-name="P22">What is the minimum, maximum, and average salary for each job title?</text:p>
        </text:list-item>
        <text:list-item>
          <text:p text:style-name="P23">How many employees work in each office?</text:p>
        </text:list-item>
        <text:list-item>
          <text:p text:style-name="P24">Which employees report to each manager?</text:p>
        </text:list-item>
        <text:list-item>
          <text:p text:style-name="P25">What is the total salary budget for each office?</text:p>
        </text:list-item>
        <text:list-item>
          <text:p text:style-name="P26">Which office has the highest total salary budget?</text:p>
        </text:list-item>
        <text:list-item>
          <text:p text:style-name="P27">Which employees have the highest salary in each job title?</text:p>
        </text:list-item>
        <text:list-item>
          <text:p text:style-name="P28">Which employees have the highest salary in each office?</text:p>
        </text:list-item>
      </text:list>
      <text:p text:style-name="P29"/>
      <text:list text:style-name="LFO4" text:continue-numbering="true">
        <text:list-item>
          <text:p text:style-name="P30">How many employees are there in each city?</text:p>
        </text:list-item>
        <text:list-item>
          <text:p text:style-name="P31">What is the minimum, maximum, and average salary for employees in each city?</text:p>
        </text:list-item>
        <text:list-item>
          <text:p text:style-name="P32">Which employees work in each city?</text:p>
        </text:list-item>
        <text:list-item>
          <text:p text:style-name="P33">How many employees work in each state?</text:p>
        </text:list-item>
        <text:list-item>
          <text:p text:style-name="P34">What is the total salary budget for each state?</text:p>
        </text:list-item>
        <text:list-item>
          <text:p text:style-name="P35">Which state has the highest total salary budget?</text:p>
        </text:list-item>
        <text:list-item>
          <text:p text:style-name="P36">Which employees have the highest salary in each city?</text:p>
        </text:list-item>
        <text:list-item>
          <text:p text:style-name="P37">Which employees have the highest salary in each state?</text:p>
        </text:list-item>
      </text:list>
      <text:p text:style-name="P38"/>
      <text:list text:style-name="LFO5" text:continue-numbering="true">
        <text:list-item>
          <text:p text:style-name="P39">How many employees have each job title?</text:p>
        </text:list-item>
        <text:list-item>
          <text:p text:style-name="P40">What is the minimum, maximum, and average salary for employees in each job title?</text:p>
        </text:list-item>
        <text:list-item>
          <text:p text:style-name="P41">How many employees work in each office?</text:p>
        </text:list-item>
        <text:list-item>
          <text:p text:style-name="P42">What is the total salary budget for each office?</text:p>
        </text:list-item>
        <text:list-item>
          <text:p text:style-name="P43">Which office has the highest total salary budget?</text:p>
        </text:list-item>
        <text:list-item>
          <text:p text:style-name="P44">Which employees have the highest salary in each job title?</text:p>
        </text:list-item>
        <text:list-item>
          <text:p text:style-name="P45">Which employees have the highest salary in each office?</text:p>
        </text:list-item>
        <text:list-item>
          <text:p text:style-name="P46">Which employees have the highest salary in each city?</text:p>
        </text:list-item>
        <text:list-item>
          <text:p text:style-name="P47">Which employees have the highest salary in each state?</text:p>
        </text:list-item>
      </text:list>
      <text:p text:style-name="P48"/>
      <text:list text:style-name="LFO6" text:continue-numbering="true">
        <text:list-item>
          <text:p text:style-name="P49">What is the average salary for employees in each job title, grouped by department?</text:p>
        </text:list-item>
        <text:list-item>
          <text:p text:style-name="P50">How many employees report to each manager, grouped by department?</text:p>
        </text:list-item>
        <text:list-item>
          <text:p text:style-name="P51">What is the total salary budget for each team, grouped by department?</text:p>
        </text:list-item>
        <text:list-item>
          <text:p text:style-name="P52">Which office has the most employees, grouped by city?</text:p>
        </text:list-item>
        <text:list-item>
          <text:p text:style-name="P53">Which office has the highest average salary, grouped by city?</text:p>
        </text:list-item>
        <text:list-item>
          <text:p text:style-name="P54">Which employees have the highest salary, grouped by job title?</text:p>
        </text:list-item>
        <text:list-item>
          <text:p text:style-name="P55">Are there any employees who are not assigned to an office, grouped by department?</text:p>
        </text:list-item>
        <text:list-item>
          <text:p text:style-name="P56">How many employees are there in each job title, grouped by office?</text:p>
        </text:list-item>
      </text:list>
      <text:p text:style-name="P57"/>
      <text:list text:style-name="LFO7" text:continue-numbering="true">
        <text:list-item>
          <text:p text:style-name="P58">What is the average salary for employees in each job title, grouped by state?</text:p>
        </text:list-item>
        <text:list-item>
          <text:p text:style-name="P59">How many employees report to each manager, grouped by state?</text:p>
        </text:list-item>
        <text:list-item>
          <text:p text:style-name="P60">What is the total salary budget for each team, grouped by state?</text:p>
        </text:list-item>
        <text:list-item>
          <text:p text:style-name="P61">Which office has the most employees, grouped by state?</text:p>
        </text:list-item>
        <text:list-item>
          <text:p text:style-name="P62">Which office has the highest average salary, grouped by state?</text:p>
        </text:list-item>
        <text:list-item>
          <text:p text:style-name="P63">Which employees have the highest salary, grouped by office?</text:p>
        </text:list-item>
        <text:list-item>
          <text:p text:style-name="P64">Are there any employees who are not assigned to an office, grouped by state?</text:p>
        </text:list-item>
        <text:list-item>
          <text:p text:style-name="P65">How many employees are there in each job title, grouped by city?</text:p>
        </text:list-item>
      </text:list>
      <text:p text:style-name="P66"/>
      <text:list text:style-name="LFO8" text:continue-numbering="true">
        <text:list-item>
          <text:p text:style-name="P67">How many employees are there in each job title, grouped by gender?</text:p>
        </text:list-item>
        <text:list-item>
          <text:p text:style-name="P68">What is the average salary for employees in each job title, grouped by gender?</text:p>
        </text:list-item>
        <text:list-item>
          <text:p text:style-name="P69">How many employees report to each manager, grouped by gender?</text:p>
        </text:list-item>
        <text:list-item>
          <text:p text:style-name="P70">What is the total salary budget for each team, grouped by gender?</text:p>
        </text:list-item>
        <text:list-item>
          <text:p text:style-name="P71">Which office has the most employees, grouped by gender?</text:p>
        </text:list-item>
        <text:list-item>
          <text:p text:style-name="P72">Which office has the highest average salary, grouped by gender?</text:p>
        </text:list-item>
        <text:list-item>
          <text:p text:style-name="P73">Which employees have the highest salary, grouped by gender?</text:p>
        </text:list-item>
        <text:list-item>
          <text:p text:style-name="P74">Are there any employees who are not assigned to an office, grouped by gender?</text:p>
        </text:list-item>
      </text:list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manuel Asare Nti</meta:initial-creator>
    <dc:creator>Emmanuel Asare Nti</dc:creator>
    <meta:creation-date>2023-01-09T21:40:00Z</meta:creation-date>
    <dc:date>2023-01-11T17:50:00Z</dc:date>
    <meta:template xlink:href="Normal" xlink:type="simple"/>
    <meta:editing-cycles>3</meta:editing-cycles>
    <meta:editing-duration>PT5220S</meta:editing-duration>
    <meta:document-statistic meta:page-count="3" meta:paragraph-count="7" meta:word-count="569" meta:character-count="3810" meta:row-count="27" meta:non-whitespace-character-count="3248"/>
  </office:meta>
</office:document-meta>
</file>